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o" svg:font-family="Lato"/>
    <style:font-face style:name="Montserrat" svg:font-family="Montserrat"/>
    <style:font-face style:name="DejaVu Sans" svg:font-family="'DejaVu Sans'" style:font-family-generic="system" style:font-pitch="variable"/>
  </office:font-face-decls>
  <office:automatic-styles>
    <style:style style:name="ITEMS" style:family="table">
      <style:table-properties style:width="17cm" table:align="margins"/>
    </style:style>
    <style:style style:name="ITEMS.A" style:family="table-column">
      <style:table-column-properties style:column-width="17cm" style:rel-column-width="65535*"/>
    </style:style>
    <style:style style:name="ITEMS.A1" style:family="table-cell">
      <style:table-cell-properties fo:padding="0.097cm" fo:border="0.05pt solid #000000"/>
    </style:style>
    <style:style style:name="ITEMS.2" style:family="table-row">
      <style:table-row-properties style:min-row-height="0.926cm"/>
    </style:style>
    <style:style style:name="ITEMS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fo:font-size="16pt" officeooo:rsid="0006d026" officeooo:paragraph-rsid="0006d026" style:font-size-asian="16pt" style:font-size-complex="16pt"/>
    </style:style>
    <style:style style:name="P2" style:family="paragraph" style:parent-style-name="Header">
      <style:paragraph-properties fo:text-align="center" style:justify-single-word="false"/>
      <style:text-properties fo:font-size="32pt" officeooo:rsid="0006d026" officeooo:paragraph-rsid="0006d026" style:font-size-asian="32pt" style:font-size-complex="3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ITEMS" table:style-name="ITEMS">
        <table:table-column table:style-name="ITEMS.A"/>
        <table:table-row>
          <table:table-cell table:style-name="ITEMS.A1" office:value-type="string">
            <text:p text:style-name="P1">[HEADER]</text:p>
          </table:table-cell>
        </table:table-row>
        <table:table-row table:style-name="ITEMS.2">
          <table:table-cell table:style-name="ITEMS.A2" office:value-type="string">
            <text:p text:style-name="P1">[DETAIL]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o" svg:font-family="Lato"/>
    <style:font-face style:name="Montserrat" svg:font-family="Montserrat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ato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ato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Montserrat" fo:font-family="Montserrat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Lato" fo:font-family="Lato"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Lato" fo:font-family="Lato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ato" fo:font-family="Lato"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size="32pt" officeooo:rsid="0006d026" officeooo:paragraph-rsid="0006d026" style:font-size-asian="32pt" style:font-size-complex="32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Big List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config="urn:oasis:names:tc:opendocument:xmlns:config:1.0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>
    <meta:initial-creator>Brice TEXIER</meta:initial-creator>
    <meta:creation-date>2017-06-26T22:42:36.041573875</meta:creation-date>
    <dc:date>2017-06-26T22:45:38.245273983</dc:date>
    <dc:creator>Brice TEXIER</dc:creator>
    <meta:editing-duration>PT3M2S</meta:editing-duration>
    <meta:editing-cycles>1</meta:editing-cycles>
    <meta:generator>LibreOffice/5.2.7.2$Linux_X86_64 LibreOffice_project/20m0$Build-2</meta:generator>
    <meta:document-statistic meta:table-count="1" meta:image-count="0" meta:object-count="0" meta:page-count="1" meta:paragraph-count="3" meta:word-count="4" meta:character-count="24" meta:non-whitespace-character-count="23"/>
  </office:meta>
</office:document-meta>
</file>